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BasedEvaluationContext.lookupVariabl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BasedEvaluationContext.lazyLoadArgument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ethodBasedEvaluationContext.MethodBasedEvaluationContext( Object rootObject , Method method , Object [ ] arguments , ParameterNameDiscoverer parameterNameDiscov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